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7000000B3E54A4B5ADE887A0C.png" manifest:media-type="image/png"/>
  <manifest:file-entry manifest:full-path="Pictures/10000001000007100000035729D0248BE05DC618.png" manifest:media-type="image/png"/>
  <manifest:file-entry manifest:full-path="Pictures/100000010000019A000000C45DD55FFF1718EEFA.png" manifest:media-type="image/png"/>
  <manifest:file-entry manifest:full-path="Pictures/10000001000006FF0000027D0A4BC1CCE6EE388B.png" manifest:media-type="image/png"/>
  <manifest:file-entry manifest:full-path="Pictures/1000000100000199000000D4DBCA99C22047E063.png" manifest:media-type="image/png"/>
  <manifest:file-entry manifest:full-path="Pictures/10000001000005CE000001D5C9D7E35CD50D43AD.png" manifest:media-type="image/png"/>
  <manifest:file-entry manifest:full-path="Pictures/100000010000045D000000E9AF8A4951DEC7028B.png" manifest:media-type="image/png"/>
  <manifest:file-entry manifest:full-path="Pictures/10000001000001AB000000D7FA793C3750F4F728.png" manifest:media-type="image/png"/>
  <manifest:file-entry manifest:full-path="Pictures/10000001000001AB000000D703DB59FCE28E262C.png" manifest:media-type="image/png"/>
  <manifest:file-entry manifest:full-path="Pictures/10000001000006A6000002E649C2AE4235ACD6F2.png" manifest:media-type="image/png"/>
  <manifest:file-entry manifest:full-path="Pictures/10000001000001F2000000CE9BB665FD8DA563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e238" officeooo:paragraph-rsid="001ce238"/>
    </style:style>
    <style:style style:name="P2" style:family="paragraph" style:parent-style-name="Standard">
      <style:text-properties officeooo:paragraph-rsid="001ce238"/>
    </style:style>
    <style:style style:name="P3" style:family="paragraph" style:parent-style-name="Standard">
      <style:text-properties officeooo:rsid="001ffc89" officeooo:paragraph-rsid="001ffc8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7" draw:name="Image1" text:anchor-type="char" svg:width="5.1874in" svg:height="2.1457in" draw:z-index="0"><draw:image xlink:href="Pictures/10000001000001F2000000CE9BB665FD8DA563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><draw:frame draw:style-name="fr5" draw:name="Image2" text:anchor-type="char" svg:width="6.9252in" svg:height="3.0189in" draw:z-index="1"><draw:image xlink:href="Pictures/10000001000006A6000002E649C2AE4235ACD6F2.png" xlink:type="simple" xlink:show="embed" xlink:actuate="onLoad" draw:mime-type="image/png"/></draw:frame><draw:frame draw:style-name="fr6" draw:name="Image3" text:anchor-type="char" svg:x="0.8654in" svg:y="3.1252in" svg:width="4.448in" svg:height="2.2398in" draw:z-index="2"><draw:image xlink:href="Pictures/10000001000001AB000000D7FA793C3750F4F72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5" text:anchor-type="char" svg:width="6.9252in" svg:height="1.4445in" draw:z-index="4"><draw:image xlink:href="Pictures/100000010000045D000000E9AF8A4951DEC7028B.png" xlink:type="simple" xlink:show="embed" xlink:actuate="onLoad" draw:mime-type="image/png"/></draw:frame><text:soft-page-break/></text:p>
      <text:p text:style-name="P1"/>
      <text:p text:style-name="P1"><draw:frame draw:style-name="fr1" draw:name="Image4" text:anchor-type="char" svg:width="4.0217in" svg:height="2.0252in" draw:z-index="3"><draw:image xlink:href="Pictures/10000001000001AB000000D703DB59FCE28E262C.png" xlink:type="simple" xlink:show="embed" xlink:actuate="onLoad" draw:mime-type="image/png"/></draw:frame></text:p>
      <text:p text:style-name="P1"><draw:frame draw:style-name="fr5" draw:name="Image6" text:anchor-type="char" svg:width="6.9252in" svg:height="2.4626in" draw:z-index="5"><draw:image xlink:href="Pictures/10000001000006FF0000027D0A4BC1CCE6EE388B.png" xlink:type="simple" xlink:show="embed" xlink:actuate="onLoad" draw:mime-type="image/png"/></draw:frame></text:p>
      <text:p text:style-name="P1"/>
      <text:p text:style-name="P1"><draw:frame draw:style-name="fr4" draw:name="Image7" text:anchor-type="char" svg:width="4.2417in" svg:height="2.028in" draw:z-index="6"><draw:image xlink:href="Pictures/100000010000019A000000C45DD55FFF1718EEFA.png" xlink:type="simple" xlink:show="embed" xlink:actuate="onLoad" draw:mime-type="image/png"/></draw:frame></text:p>
      <text:p text:style-name="P1"><draw:frame draw:style-name="fr3" draw:name="Image8" text:anchor-type="char" svg:width="6.9252in" svg:height="2.1854in" draw:z-index="7"><draw:image xlink:href="Pictures/10000001000005CE000001D5C9D7E35CD50D43AD.png" xlink:type="simple" xlink:show="embed" xlink:actuate="onLoad" draw:mime-type="image/png"/></draw:frame><text:soft-page-break/></text:p>
      <text:p text:style-name="P1"/>
      <text:p text:style-name="P1"><draw:frame draw:style-name="fr1" draw:name="Image9" text:anchor-type="char" svg:width="4.0402in" svg:height="2.0945in" draw:z-index="8"><draw:image xlink:href="Pictures/1000000100000199000000D4DBCA99C22047E063.png" xlink:type="simple" xlink:show="embed" xlink:actuate="onLoad" draw:mime-type="image/png"/></draw:frame></text:p>
      <text:p text:style-name="P1"><draw:frame draw:style-name="fr2" draw:name="Image10" text:anchor-type="char" svg:width="7.1335in" svg:height="3.3728in" draw:z-index="9"><draw:image xlink:href="Pictures/10000001000007100000035729D0248BE05DC618.png" xlink:type="simple" xlink:show="embed" xlink:actuate="onLoad" draw:mime-type="image/png"/></draw:frame></text:p>
      <text:p text:style-name="P1"><draw:frame draw:style-name="fr1" draw:name="Image11" text:anchor-type="char" svg:width="3.9063in" svg:height="1.8646in" draw:z-index="10"><draw:image xlink:href="Pictures/1000000100000177000000B3E54A4B5ADE887A0C.png" xlink:type="simple" xlink:show="embed" xlink:actuate="onLoad" draw:mime-type="image/png"/></draw:frame><text:soft-page-break/></text:p>
      <text:p text:style-name="P3">The model is using too much GP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7:41:45.364621283</meta:creation-date>
    <dc:date>2023-09-17T08:27:48.132491601</dc:date>
    <meta:editing-duration>PT4M48S</meta:editing-duration>
    <meta:editing-cycles>1</meta:editing-cycles>
    <meta:generator>LibreOffice/7.3.7.2$Linux_X86_64 LibreOffice_project/30$Build-2</meta:generator>
    <meta:document-statistic meta:table-count="0" meta:image-count="11" meta:object-count="0" meta:page-count="4" meta:paragraph-count="1" meta:word-count="7" meta:character-count="31" meta:non-whitespace-character-count="25"/>
  </office:meta>
</office:document-meta>
</file>